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139in" table:align="right"/>
    </style:style>
    <style:style style:name="Table1.A" style:family="table-column">
      <style:table-column-properties style:column-width="2.6854in"/>
    </style:style>
    <style:style style:name="Table1.B" style:family="table-column">
      <style:table-column-properties style:column-width="4.2285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Preformatted_20_Text">
      <style:text-properties style:font-name="DejaVu Sans Mono" fo:font-size="11pt" style:font-name-asian="AR PL UMing HK1" style:font-size-asian="11pt" style:font-name-complex="DejaVu Sans Mono" style:font-size-complex="11pt"/>
    </style:style>
    <style:style style:name="P2" style:family="paragraph" style:parent-style-name="Preformatted_20_Text">
      <style:paragraph-properties fo:text-align="center" style:justify-single-word="false"/>
      <style:text-properties style:font-name="Verdana" fo:font-size="12pt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P5" style:family="paragraph" style:parent-style-name="Preformatted_20_Text">
      <style:text-properties fo:font-size="10pt" style:font-size-asian="10pt" style:font-size-complex="10pt"/>
    </style:style>
    <style:style style:name="P6" style:family="paragraph" style:parent-style-name="Preformatted_20_Text">
      <style:paragraph-properties fo:margin-top="0in" fo:margin-bottom="0.1965in"/>
    </style:style>
    <style:style style:name="P7" style:family="paragraph" style:parent-style-name="Preformatted_20_Text">
      <style:paragraph-properties fo:margin-top="0in" fo:margin-bottom="0.1965in"/>
      <style:text-properties fo:font-size="11pt" style:font-size-asian="11pt" style:font-size-complex="11pt"/>
    </style:style>
    <style:style style:name="T1" style:family="text">
      <style:text-properties style:font-name="DejaVu Sans Mono" fo:font-size="10pt" style:font-name-asian="AR PL UMing HK1" style:font-size-asian="10pt" style:font-name-complex="DejaVu Sans Mono" style:font-size-complex="10pt"/>
    </style:style>
    <style:style style:name="T2" style:family="text">
      <style:text-properties style:font-name="DejaVu Sans Mono" style:font-name-asian="AR PL UMing HK1" style:font-name-complex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umberland Blues</text:p>
      <text:p text:style-name="P2">Garcia/Hunter/Lesh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G</text:p>
            <text:p text:style-name="P5">G</text:p>
            <text:p text:style-name="P5">G</text:p>
            <text:p text:style-name="P5">G</text:p>
          </table:table-cell>
          <table:table-cell table:style-name="Table1.B1" office:value-type="string">
            <text:p text:style-name="P4">I can't stay much longer, Melinda, </text:p>
            <text:p text:style-name="P4">The sun is getting high.</text:p>
            <text:p text:style-name="P4">I can't help you with your troubles, </text:p>
            <text:p text:style-name="P4"><text:span text:style-name="T2">If you won't help with mine.</text:span></text:p>
          </table:table-cell>
        </table:table-row>
        <table:table-row>
          <table:table-cell table:style-name="Table1.A2" office:value-type="string">
            <text:p text:style-name="P5">F# <text:s text:c="13"/>Bb <text:s text:c="7"/>B</text:p>
            <text:p text:style-name="P5">Bb <text:s text:c="8"/>A <text:s text:c="2"/>Ab <text:s/>G</text:p>
          </table:table-cell>
          <table:table-cell table:style-name="Table1.B2" office:value-type="string">
            <text:p text:style-name="P4">I gotta get down, I gotta get down, </text:p>
            <text:p text:style-name="P4">Gotta get down to <text:s text:c="3"/>to the mine.</text:p>
          </table:table-cell>
        </table:table-row>
        <table:table-row>
          <table:table-cell table:style-name="Table1.A2" office:value-type="string">
            <text:p text:style-name="P5">G</text:p>
            <text:p text:style-name="P5">G</text:p>
            <text:p text:style-name="P5">G</text:p>
            <text:p text:style-name="P5">G</text:p>
          </table:table-cell>
          <table:table-cell table:style-name="Table1.B2" office:value-type="string">
            <text:p text:style-name="P4">You keep me up just one more night, </text:p>
            <text:p text:style-name="P4">I can't sleep here no more.</text:p>
            <text:p text:style-name="P4">Little Ben clock says quarter to eight; </text:p>
            <text:p text:style-name="P1">You kept me up 'till four.</text:p>
          </table:table-cell>
        </table:table-row>
        <table:table-row>
          <table:table-cell table:style-name="Table1.A2" office:value-type="string">
            <text:p text:style-name="P5">F# <text:s text:c="13"/>Bb <text:s text:c="7"/>B</text:p>
            <text:p text:style-name="P5">Bb <text:s text:c="8"/>A <text:s text:c="2"/>Ab <text:s/>G</text:p>
          </table:table-cell>
          <table:table-cell table:style-name="Table1.B2" office:value-type="string">
            <text:p text:style-name="P4">I gotta get down, I gotta get down, </text:p>
            <text:p text:style-name="P4">Or I can't work there no more.</text:p>
          </table:table-cell>
        </table:table-row>
        <table:table-row>
          <table:table-cell table:style-name="Table1.A2" office:value-type="string">
            <text:p text:style-name="P5">G</text:p>
            <text:p text:style-name="P5">G</text:p>
            <text:p text:style-name="P5">G</text:p>
            <text:p text:style-name="P5">G</text:p>
          </table:table-cell>
          <table:table-cell table:style-name="Table1.B2" office:value-type="string">
            <text:p text:style-name="P4">A lotta poor man make a five dollar bill, </text:p>
            <text:p text:style-name="P4">Will keep him happy all the time.</text:p>
            <text:p text:style-name="P4">Some other fella's makin nothin' at all </text:p>
            <text:p text:style-name="P4">And you can hear him cry,</text:p>
          </table:table-cell>
        </table:table-row>
        <table:table-row>
          <table:table-cell table:style-name="Table1.A2" office:value-type="string">
            <text:p text:style-name="P5">C</text:p>
            <text:p text:style-name="P5">D</text:p>
          </table:table-cell>
          <table:table-cell table:style-name="Table1.B2" office:value-type="string">
            <text:p text:style-name="P4">"Can I go, buddy, can I go down </text:p>
            <text:p text:style-name="P4">Take your shift at the mine?"</text:p>
          </table:table-cell>
        </table:table-row>
        <table:table-row>
          <table:table-cell table:style-name="Table1.A2" office:value-type="string">
            <text:p text:style-name="P5">C</text:p>
            <text:p text:style-name="P5"><text:s text:c="18"/>F <text:s text:c="7"/>C</text:p>
            <text:p text:style-name="P5">F <text:s text:c="27"/>C</text:p>
            <text:p text:style-name="P5">C</text:p>
            <text:p text:style-name="P5">F <text:s text:c="15"/>C <text:s/>Am7 <text:s/>C7 Em</text:p>
          </table:table-cell>
          <table:table-cell table:style-name="Table1.B2" office:value-type="string">
            <text:p text:style-name="P4">Gotta get down to the Cumberland Mine.</text:p>
            <text:p text:style-name="P4">(Gotta get down to the Cumberland Mine.)</text:p>
            <text:p text:style-name="P4">That's where I mainly spend my time.</text:p>
            <text:p text:style-name="P4">Make good money, five dollars a day. </text:p>
            <text:p text:style-name="P4">Made anymore, I might move away.</text:p>
          </table:table-cell>
        </table:table-row>
        <table:table-row>
          <table:table-cell table:style-name="Table1.A2" office:value-type="string">
            <text:p text:style-name="P5">G <text:s text:c="21"/>C <text:s text:c="5"/>G</text:p>
            <text:p text:style-name="P5">G <text:s text:c="8"/>C (BASS <text:s/>F#^G A B C)</text:p>
            <text:p text:style-name="P5">C <text:s text:c="8"/>G (BASS <text:s/>F#^G G G# A)</text:p>
            <text:p text:style-name="P5">A <text:s text:c="20"/>D</text:p>
          </table:table-cell>
          <table:table-cell table:style-name="Table1.B2" office:value-type="string">
            <text:p text:style-name="P4">Lotta poor man got the Cumberland Blues </text:p>
            <text:p text:style-name="P4">He can't win for losin'</text:p>
            <text:p text:style-name="P4">Lotta poor man got to walk the line </text:p>
            <text:p text:style-name="P4">Just to pay his union dues.</text:p>
          </table:table-cell>
        </table:table-row>
        <table:table-row>
          <table:table-cell table:style-name="Table1.A2" office:value-type="string">
            <text:p text:style-name="P5">G</text:p>
            <text:p text:style-name="P5">C <text:s text:c="16"/>D</text:p>
            <text:p text:style-name="P5">C <text:s text:c="11"/>Am7 <text:s text:c="2"/>G</text:p>
          </table:table-cell>
          <table:table-cell table:style-name="Table1.B2" office:value-type="string">
            <text:p text:style-name="P4"/>
            <text:p text:style-name="P4">I don't know now, I just don't know </text:p>
            <text:p text:style-name="P7">If I'm goin' back again.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HK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Dowd</meta:initial-creator>
    <meta:creation-date>2011-07-01T10:08:16</meta:creation-date>
    <dc:date>2011-07-01T10:27:48</dc:date>
    <dc:creator>Sean Dowd</dc:creator>
    <meta:editing-duration>PT4M9S</meta:editing-duration>
    <meta:editing-cycles>2</meta:editing-cycles>
    <meta:generator>LibreOffice/3.3$Linux LibreOffice_project/330m19$Build-202</meta:generator>
    <meta:document-statistic meta:table-count="1" meta:image-count="0" meta:object-count="0" meta:page-count="1" meta:paragraph-count="61" meta:word-count="264" meta:character-count="1345"/>
  </office:meta>
</office:document-meta>
</file>